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09EEF768F4D089F25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05cm" svg:stroke-color="#ff3366" draw:marker-start-width="0.355cm" draw:marker-end-width="0.355cm" draw:fill="none" draw:textarea-horizontal-align="justify" draw:textarea-vertical-align="middle" draw:auto-grow-height="false" fo:min-height="6.497cm" fo:min-width="11.254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Dashed_20__28_var_29_" svg:stroke-width="0.05cm" svg:stroke-color="#ff3366" draw:marker-start-width="0.355cm" draw:marker-end-width="0.355cm" draw:fill="none" draw:textarea-horizontal-align="justify" draw:textarea-vertical-align="middle" draw:auto-grow-height="false" fo:min-height="6.497cm" fo:min-width="2.808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1.0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3366" fo:font-size="13pt" style:font-size-asian="18pt" style:font-size-complex="18pt"/>
    </style:style>
    <style:style style:name="P4" style:family="paragraph">
      <loext:graphic-properties draw:fill="none" draw:fill-color="#ffffff"/>
      <style:text-properties fo:color="#ff3366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61cm" svg:height="5.573cm" svg:x="0.569cm" svg:y="0.363cm">
          <draw:image xlink:href="Pictures/10000201000002000000009EEF768F4D089F25A6.png" xlink:type="simple" xlink:show="embed" xlink:actuate="onLoad">
            <text:p/>
          </draw:image>
        </draw:frame>
        <draw:custom-shape draw:style-name="gr2" draw:text-style-name="P2" draw:layer="layout" svg:width="11.804cm" svg:height="6.797cm" svg:x="0.362cm" svg:y="0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58cm" svg:height="6.797cm" svg:x="15.362cm" svg:y="0.06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297cm" svg:height="0.962cm" svg:x="5.144cm" svg:y="6.085cm">
          <draw:text-box>
            <text:p text:style-name="P3">your PC</text:p>
          </draw:text-box>
        </draw:frame>
        <draw:frame draw:style-name="gr5" draw:text-style-name="P4" draw:layer="layout" svg:width="3.655cm" svg:height="1.275cm" svg:x="15.445cm" svg:y="6.085cm">
          <draw:text-box>
            <text:p text:style-name="P3">remote ser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3-26T13:42:45.837663805</dc:date>
    <dc:creator>Maria </dc:creator>
    <meta:editing-duration>PT7M20S</meta:editing-duration>
    <meta:editing-cycles>1</meta:editing-cycles>
    <meta:document-statistic meta:object-count="5"/>
    <meta:generator>LibreOffice/5.1.6.2$Linux_X86_64 LibreOffice_project/10m0$Build-2</meta:generator>
  </office:meta>
</office:document-meta>
</file>